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li,</text:p>
      <text:p text:style-name="P1"/>
      <text:p text:style-name="P1">You'll have to awaken</text:p>
      <text:p text:style-name="P1">to find what I've taken,</text:p>
      <text:p text:style-name="P1">and gather the oppor<text:span text:style-name="T1">tune</text:span> toy.</text:p>
      <text:p text:style-name="P1">So get to the thinking</text:p>
      <text:p text:style-name="P1">and picture the linking</text:p>
      <text:p text:style-name="P1">of clues that will lead to your joy.</text:p>
      <text:p text:style-name="P1"/>
      <text:p text:style-name="P1">Have fun!</text:p>
      <text:p text:style-name="P1">Santa</text:p>
      <text:p text:style-name="P1"/>
      <text:p text:style-name="P1"/>
      <text:p text:style-name="P1">Clue:</text:p>
      <text:p text:style-name="P1"/>
      <text:p text:style-name="P1"/>
      <text:p text:style-name="P1">___<text:tab/>___<text:tab/>___<text:tab/>___<text:tab/>___<text:tab/>___</text:p>
      <text:p text:style-name="P1"><text:s text:c="2"/>1<text:tab/> <text:s/>2<text:tab/> <text:s/>3<text:tab/> <text:s/>4<text:tab/> <text:s/>5<text:tab/> <text:s/>6</text:p>
      <text:p text:style-name="P1"/>
      <text:p text:style-name="P1"/>
      <text:p text:style-name="P1">Use the first letter of each answer below to fill in the clue word above.</text:p>
      <text:p text:style-name="P1"/>
      <text:p text:style-name="P1">________________________<text:tab/>1. Phrase under a photo<text:span text:style-name="T2">.</text:span></text:p>
      <text:p text:style-name="P1"/>
      <text:p text:style-name="P1">________________________<text:tab/>2. Most famous American 19<text:span text:style-name="T3">th</text:span> century photographer.</text:p>
      <text:p text:style-name="P1"/>
      <text:p text:style-name="P1">________________________<text:tab/>3. Facial applications put on before filming.</text:p>
      <text:p text:style-name="P1"/>
      <text:p text:style-name="P1">________________________<text:tab/>4. Industry including movies, music, TV, and sports.</text:p>
      <text:p text:style-name="P1"/>
      <text:p text:style-name="P1">________________________<text:tab/>5.<text:span text:style-name="T2"> Primary color that's neither sad nor environmental</text:span>.</text:p>
      <text:p text:style-name="P1"/>
      <text:p text:style-name="P1">________________________<text:tab/>6. Name of mechanical lens opening for light to pas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oug Rogers</meta:initial-creator>
    <meta:creation-date>2006-12-25T02:57:00</meta:creation-date>
    <dc:creator>Doug Rogers</dc:creator>
    <dc:date>2006-12-25T04:23:01</dc:date>
    <meta:printed-by>Doug Rogers</meta:printed-by>
    <meta:print-date>2006-12-25T03:59:51</meta:print-date>
    <dc:language>en-US</dc:language>
    <meta:editing-cycles>5</meta:editing-cycles>
    <meta:editing-duration>PT1H1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02" meta:character-count="727"/>
  </office:meta>
</office:document-meta>
</file>